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37293" style:font-size-asian="13pt" style:font-name-complex="Sanskrit 2003" style:font-size-complex="13pt"/>
    </style:style>
    <style:style style:name="P2" style:family="paragraph" style:parent-style-name="Text_20_body" style:list-style-name="Numbering_20_5">
      <style:paragraph-properties fo:margin-top="0cm" fo:margin-bottom="0cm" loext:contextual-spacing="false" fo:text-align="start" style:justify-single-word="false"/>
      <style:text-properties style:font-name="Sanskrit 2003" fo:font-size="9pt" officeooo:paragraph-rsid="05eb6ed2" style:font-size-asian="9pt" style:font-name-complex="Sanskrit 2003" style:font-size-complex="9pt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037293" style:font-size-asian="13pt" style:font-name-complex="Sanskrit 2003" style:font-size-complex="13pt"/>
    </style:style>
    <style:style style:name="P4" style:family="paragraph" style:parent-style-name="Footnote">
      <style:text-properties officeooo:rsid="05e671b7" officeooo:paragraph-rsid="05e671b7"/>
    </style:style>
    <style:style style:name="P5" style:family="paragraph" style:parent-style-name="Footnote">
      <style:text-properties officeooo:rsid="05e81237" officeooo:paragraph-rsid="05e81237"/>
    </style:style>
    <style:style style:name="P6" style:family="paragraph" style:parent-style-name="Footnote">
      <style:text-properties officeooo:rsid="05e82d99" officeooo:paragraph-rsid="05e82d99"/>
    </style:style>
    <style:style style:name="P7" style:family="paragraph" style:parent-style-name="Footnote">
      <style:text-properties officeooo:rsid="05e9ec74" officeooo:paragraph-rsid="05e9ec74"/>
    </style:style>
    <style:style style:name="P8" style:family="paragraph" style:parent-style-name="Footnote">
      <style:text-properties officeooo:rsid="05ea3cce" officeooo:paragraph-rsid="05ea3cce"/>
    </style:style>
    <style:style style:name="P9" style:family="paragraph" style:parent-style-name="Footnote">
      <style:text-properties officeooo:rsid="05ea695a" officeooo:paragraph-rsid="05ea695a"/>
    </style:style>
    <style:style style:name="P10" style:family="paragraph" style:parent-style-name="Footnote">
      <style:text-properties officeooo:rsid="05eb6ed2" officeooo:paragraph-rsid="05eb6ed2"/>
    </style:style>
    <style:style style:name="P11" style:family="paragraph" style:parent-style-name="Footnote">
      <style:text-properties officeooo:rsid="05f4b52e" officeooo:paragraph-rsid="05f4b52e"/>
    </style:style>
    <style:style style:name="P12" style:family="paragraph" style:parent-style-name="Footnote">
      <style:text-properties officeooo:rsid="05f649d6" officeooo:paragraph-rsid="05f649d6"/>
    </style:style>
    <style:style style:name="P13" style:family="paragraph" style:parent-style-name="Footnote" style:list-style-name="Numbering_20_5">
      <style:text-properties fo:font-size="10pt" officeooo:rsid="05f746e2" officeooo:paragraph-rsid="05f746e2" style:font-size-asian="10pt" style:font-size-complex="10pt"/>
    </style:style>
    <style:style style:name="P14" style:family="paragraph" style:parent-style-name="Footnote">
      <style:text-properties officeooo:rsid="05f746e2" officeooo:paragraph-rsid="05f746e2"/>
    </style:style>
    <style:style style:name="P15" style:family="paragraph" style:parent-style-name="Footnote">
      <style:text-properties officeooo:rsid="05f7cd8b" officeooo:paragraph-rsid="05f7cd8b"/>
    </style:style>
    <style:style style:name="T1" style:family="text">
      <style:text-properties officeooo:rsid="05f888ef"/>
    </style:style>
    <style:style style:name="T2" style:family="text">
      <style:text-properties fo:font-weight="bold" officeooo:rsid="05e401ac" style:font-weight-asian="bold" style:font-weight-complex="bold"/>
    </style:style>
    <style:style style:name="T3" style:family="text">
      <style:text-properties officeooo:rsid="05e5e5e0"/>
    </style:style>
    <style:style style:name="T4" style:family="text">
      <style:text-properties officeooo:rsid="05dae1fb"/>
    </style:style>
    <style:style style:name="T5" style:family="text">
      <style:text-properties officeooo:rsid="05e671b7"/>
    </style:style>
    <style:style style:name="T6" style:family="text">
      <style:text-properties officeooo:rsid="05e81237"/>
    </style:style>
    <style:style style:name="T7" style:family="text">
      <style:text-properties officeooo:rsid="05e82d99"/>
    </style:style>
    <style:style style:name="T8" style:family="text">
      <style:text-properties officeooo:rsid="05e85dc6"/>
    </style:style>
    <style:style style:name="T9" style:family="text">
      <style:text-properties officeooo:rsid="05e8ae34"/>
    </style:style>
    <style:style style:name="T10" style:family="text">
      <style:text-properties officeooo:rsid="05e9ec74"/>
    </style:style>
    <style:style style:name="T11" style:family="text">
      <style:text-properties officeooo:rsid="05ea3cce"/>
    </style:style>
    <style:style style:name="T12" style:family="text">
      <style:text-properties officeooo:rsid="05ea695a"/>
    </style:style>
    <style:style style:name="T13" style:family="text">
      <style:text-properties officeooo:rsid="05eb6ed2"/>
    </style:style>
    <style:style style:name="T14" style:family="text">
      <style:text-properties officeooo:rsid="05ed640c"/>
    </style:style>
    <style:style style:name="T15" style:family="text">
      <style:text-properties officeooo:rsid="05ee6b8f"/>
    </style:style>
    <style:style style:name="T16" style:family="text">
      <style:text-properties officeooo:rsid="05f057d2"/>
    </style:style>
    <style:style style:name="T17" style:family="text">
      <style:text-properties officeooo:rsid="05dae316"/>
    </style:style>
    <style:style style:name="T18" style:family="text">
      <style:text-properties officeooo:rsid="05f1f05e"/>
    </style:style>
    <style:style style:name="T19" style:family="text">
      <style:text-properties officeooo:rsid="05fa4819"/>
    </style:style>
    <style:style style:name="T20" style:family="text">
      <style:text-properties officeooo:rsid="05db3391"/>
    </style:style>
    <style:style style:name="T21" style:family="text">
      <style:text-properties officeooo:rsid="05f2db2a"/>
    </style:style>
    <style:style style:name="T22" style:family="text">
      <style:text-properties officeooo:rsid="05f48536"/>
    </style:style>
    <style:style style:name="T23" style:family="text">
      <style:text-properties officeooo:rsid="05f4b52e"/>
    </style:style>
    <style:style style:name="T24" style:family="text">
      <style:text-properties officeooo:rsid="05f521cc"/>
    </style:style>
    <style:style style:name="T25" style:family="text">
      <style:text-properties officeooo:rsid="05f649d6"/>
    </style:style>
    <style:style style:name="T26" style:family="text">
      <style:text-properties officeooo:rsid="05f746e2"/>
    </style:style>
    <style:style style:name="T27" style:family="text">
      <style:text-properties style:font-name="Sanskrit 2003" style:font-name-complex="Sanskrit 2003"/>
    </style:style>
    <style:style style:name="T28" style:family="text">
      <style:text-properties fo:color="#000000"/>
    </style:style>
    <style:style style:name="T29" style:family="text">
      <style:text-properties fo:color="#000000" officeooo:rsid="05db3391"/>
    </style:style>
    <style:style style:name="T30" style:family="text">
      <style:text-properties fo:color="#000000" officeooo:rsid="05f7cd8b"/>
    </style:style>
    <style:style style:name="T31" style:family="text">
      <style:text-properties fo:color="#ff3333"/>
    </style:style>
    <style:style style:name="T32" style:family="text">
      <style:text-properties officeooo:rsid="05f7cd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शिवपूजाङ्गहोमविधिः</text:span> <text:line-break/>ईश्वर उवाच -<text:line-break/>अर्घपात्रकरो यायादग्न्यागारं सुसंवृतः । <text:line-break/>यागोपकरणं सर्वं दिव्य<text:span text:style-name="T3">ं </text:span>दृष्ट्या च कल्पयेत् ॥१<text:span text:style-name="T4">॥</text:span> <text:line-break/>उदङ्मुखः कुण्डमीक्षेत्<text:span text:style-name="T3">प्रो</text:span>क्षणं ताडनं कुशैः । <text:line-break/>विदध्यादस्त्रमन्त्रेण <text:note text:id="ftn591" text:note-class="footnote"><text:note-citation>1</text:note-citation><text:note-body><text:p text:style-name="P4">धर्मेणाऽभ्यु</text:p></text:note-body></text:note>व<text:span text:style-name="T3">र्म</text:span>णा<text:span text:style-name="T3">ऽ</text:span>भ्युक्षणं मत<text:span text:style-name="T3">म्</text:span> ॥२<text:span text:style-name="T4">॥</text:span> <text:line-break/>खड्गेन खातमुद्धारं पूरणं समतामपि । <text:s/><text:line-break/>कुर्वीत व<text:span text:style-name="T5">र्म</text:span>णा सेकं कुट्टनन्तु शरात्मना ॥३<text:span text:style-name="T4">॥</text:span> <text:line-break/>सम्मा<text:span text:style-name="T6">र्ज</text:span>नं समालेपं कलारूपप्रकल्पन<text:span text:style-name="T6">म्</text:span> । <text:line-break/>त्रिसूत्रीपरिधानं च व<text:span text:style-name="T6">र्म</text:span>णा<text:span text:style-name="T6">ऽ</text:span>भ्यर्च्चनं सदा ॥४<text:span text:style-name="T4">॥</text:span> <text:line-break/>रे<text:span text:style-name="T6">रवा</text:span>त्रयमुदक<text:span text:style-name="T6">्कुर्या</text:span>देकां पूर्वाननामधः । <text:line-break/>कुशेन च शिवास्त्रेण <text:note text:id="ftn592" text:note-class="footnote"><text:note-citation>2</text:note-citation><text:note-body><text:p text:style-name="P5">हृदा</text:p></text:note-body></text:note>यद्वा तासां विप<text:span text:style-name="T6">र्य</text:span>यः ॥५<text:span text:style-name="T4">॥</text:span> <text:line-break/>वज्रीकरणमन्त्रेण हृदा दर्भैश्चतुष्पथ<text:span text:style-name="T7">म्</text:span> । <text:line-break/>अक्षपात्र<text:span text:style-name="T7">ं त</text:span>नुत्रेण विन्यसेद्विष्टरं हृदा ॥६<text:span text:style-name="T4">॥</text:span> <text:line-break/>हृदा वागीश्वरीं तत्र ईशमावाह्य पूजयेत् । <text:line-break/>वह्निं सदाश्रयानीतं शुद्धपात्रोपरिस्थित<text:span text:style-name="T7">म्</text:span> ॥७<text:span text:style-name="T4">॥</text:span> <text:line-break/>क्रव्यादांशं परित्यज्य वीक्षणादिविशोधित<text:span text:style-name="T7">म्</text:span> । <text:s/><text:line-break/>औद<text:span text:style-name="T7">र्यं</text:span> चैन्दवं<text:note text:id="ftn593" text:note-class="footnote"><text:note-citation>3</text:note-citation><text:note-body><text:p text:style-name="P6">चैन्धनं</text:p></text:note-body></text:note> भौतं एकीकृत्यानलत्रय<text:span text:style-name="T7">म्</text:span> ॥८<text:span text:style-name="T4">॥</text:span> <text:line-break/><text:span text:style-name="T7">ॐ</text:span> हूं वह्निचैतन्याय वह्नि<text:span text:style-name="T8">बी</text:span>जेन विन्यसेत् । <text:s/><text:line-break/>संहितामन्त्रितं वह्निं धेनुमुद्रामृतीकृत<text:span text:style-name="T8">म्</text:span> ॥९<text:span text:style-name="T4">॥</text:span> <text:line-break/><text:soft-page-break/>रक्षितं हेतिमन्त्रेण कवचेनावगुण्ठित<text:span text:style-name="T8">म्</text:span> । <text:line-break/>पूजित<text:span text:style-name="T8">ं त्रिः</text:span> परिभ्राम्य कुण्डस्यो<text:span text:style-name="T8">र्धं</text:span> प्रदक्षिण<text:span text:style-name="T8">म्</text:span> ॥१०<text:span text:style-name="T4">॥</text:span> </text:p>
      <text:p text:style-name="P1">शिव<text:span text:style-name="T8">बी</text:span>जमिति ध्यात्वा वागीशागर्भगोचरे ।<text:line-break/>वागीश्वरेण देवेन क्षिप्यमा<text:span text:style-name="T8">णं</text:span> विभावयेत् ॥११<text:span text:style-name="T4">॥</text:span> <text:line-break/>भूमिष्ठजानुको मन्त्री हृदा<text:span text:style-name="T8">ऽऽ</text:span>त्मसम्मुखं क्षिपेत् । <text:line-break/>ततोऽन्त<text:span text:style-name="T8">ः</text:span>स्थित<text:span text:style-name="T8">बी</text:span>जस्य नाभिदेशे समूहन<text:span text:style-name="T8">म्</text:span> ॥१२<text:span text:style-name="T4">॥</text:span> <text:line-break/>सम्भृतिं परिधानस्य शौचमाचमनं हृदा ।<text:line-break/>गर्भाग्नेः पूजनं कृत्वा तद्रक्षार्थं शराणुना ॥१३<text:span text:style-name="T4">॥</text:span> <text:line-break/>बध्नीयाद्गर्भजं देव्याः कङ्कणं पाणिपल्लवे । <text:line-break/>गर्भाधानाय सम्पूज्य सद्योजातेन पावक<text:span text:style-name="T9">म्</text:span> ॥१४<text:span text:style-name="T4">॥</text:span> <text:line-break/>ततो हृदयमन्त्रेण जुहुयादाहुतित्रय<text:span text:style-name="T9">म्</text:span> ।<text:line-break/>पुंसवनाय वामेन तृतीये <text:span text:style-name="T9">मा</text:span>सि पूजयेत् ॥१५<text:span text:style-name="T4">॥</text:span> <text:line-break/>आहुतित्रितयं दद्याच्छिरसा<text:span text:style-name="T9">ऽ</text:span>म्बुकणान्वित<text:span text:style-name="T9">म्</text:span> । <text:line-break/>सीमन्तोन्नयनं षष्ठे मासि सम्पूज्य रूपिणा ॥१६<text:span text:style-name="T4">॥</text:span> <text:line-break/>जुहुयादाहुतीस्तिस्रः शिखया शिखयैव तु । <text:line-break/>वक्त्राङ्गकल्पनां कु<text:span text:style-name="T10">र्या</text:span>द्वक्त्रोद्घाटननिष्कृती ॥१७<text:span text:style-name="T4">॥</text:span> <text:line-break/>जातक<text:span text:style-name="T10">र्म</text:span>नृक<text:span text:style-name="T10">र्म</text:span>भ्यां दशमे मासि पूर्ववत् । <text:line-break/>वह्निं <text:note text:id="ftn594" text:note-class="footnote"><text:note-citation>4</text:note-citation><text:note-body><text:p text:style-name="P7">संवीक्ष्य</text:p></text:note-body></text:note>सन्धुक्ष्य दर्भाद्यैः स्नानं गर्भमलापह<text:span text:style-name="T10">म्</text:span> ॥१८<text:span text:style-name="T4">॥</text:span> <text:line-break/>सुवर्णबन्धनं देव्या कृतं ध्यात्वा हृदा<text:span text:style-name="T10">ऽर्च</text:span>येत् ।<text:line-break/>सद्यः सूतकनाशाय प्रोक्षयेदस्त्रवारिणा ॥१९<text:span text:style-name="T4">॥</text:span> <text:line-break/>कु<text:span text:style-name="T11">ण्ड</text:span>न्तु <text:span text:style-name="T11">ब</text:span>हिरस्त्रेण <text:note text:id="ftn595" text:note-class="footnote"><text:note-citation>5</text:note-citation><text:note-body><text:p text:style-name="P8">ताडयेद्धर्मनोक्षयेत्</text:p></text:note-body></text:note>ताडयेद्व<text:span text:style-name="T11">र्म</text:span>णो<text:span text:style-name="T11">त्</text:span>क्ष<text:span text:style-name="T11">िपे</text:span>त् । <text:line-break/>अस्त्रेणोत्तरपू<text:span text:style-name="T11">र्वा</text:span>ग्रान्मेखलासु <text:span text:style-name="T11">ब</text:span>हिः कुशान् ॥२०<text:span text:style-name="T4">॥</text:span> </text:p>
      <text:p text:style-name="P1"><text:soft-page-break/><text:note text:id="ftn596" text:note-class="footnote"><text:note-citation>6</text:note-citation><text:note-body><text:p text:style-name="P8">अस्तीर्य</text:p></text:note-body></text:note>आस्थाप्य स्थापयेत्तेषु हृदा परिधिविस्तर<text:span text:style-name="T11">म्</text:span> । <text:line-break/>वक्त<text:span text:style-name="T11">्रा</text:span>णामस्त्रमन्त्रेण ततो नालाप<text:span text:style-name="T11">नु</text:span>त्तये ॥२१<text:span text:style-name="T4">॥</text:span> <text:line-break/>समि<text:span text:style-name="T11">धः</text:span> पञ्च होतव्याः प्रान्ते मू<text:span text:style-name="T11">से</text:span> घृतप्लुताः । <text:line-break/>ब्रह्माणं शङ्करं विष्णुमनन्तञ्च हृदा<text:span text:style-name="T12">ऽर्च</text:span>येत् ॥२२<text:span text:style-name="T4">॥</text:span> <text:line-break/>दूर्वाक्षतैश्च प<text:span text:style-name="T12">र्य</text:span>न्तं परिधिस्थाननुक्रमात् । <text:line-break/>इन्द्रादीशानप<text:span text:style-name="T12">र्य</text:span>न्तान्विष्टरस्थाननुक्रमात् ॥२३<text:span text:style-name="T4">॥</text:span> <text:line-break/>अग्नेरभिमुखीभूतान्निजदिक्षु हृदा<text:span text:style-name="T12">र्च</text:span>येत् । <text:line-break/>निवा<text:span text:style-name="T12">र्य</text:span> विघ्नसङ्घातं <text:span text:style-name="T12">बा</text:span>लकं पालयिष्यथ ॥२४<text:span text:style-name="T4">॥</text:span> <text:line-break/>शैवीमाज्ञा<text:span text:style-name="T12">मि</text:span>मा<text:span text:style-name="T12">ं ते</text:span>षां श्रावयेत्तदनन्तर<text:span text:style-name="T12">म् </text:span>। <text:s/><text:line-break/>गृहीत्वा स्रुक्स्रुवावू<text:span text:style-name="T12">र्ध्व</text:span>वदनाधोमुख<text:span text:style-name="T12">ैः</text:span> क्रमात् ॥२५<text:span text:style-name="T4">॥</text:span> <text:line-break/>प्रताप्याग्नौ त्रिधा दर्भमूलमध्याग्रकैः स्पृशेत् । <text:s/><text:line-break/>कुशस्पृष्टप्रदेशे<text:note text:id="ftn597" text:note-class="footnote"><text:note-citation>7</text:note-citation><text:note-body><text:p text:style-name="P9">प्रदेशेषु आयुर्विद्या</text:p></text:note-body></text:note> <text:span text:style-name="T12">तु </text:span>आत्मविद्याशिवात्मक<text:span text:style-name="T12">म्</text:span>॥२६<text:span text:style-name="T4">॥</text:span> <text:line-break/>क्रमात्तत्त्वत्रयं न्यस्य हां हीं हूं सं'रवैः क्रमात् । <text:line-break/>स्रुचि शक्तिं स्रुवे शम्भुं विन्यस्य हृदयाणुना ॥२७<text:span text:style-name="T4">॥</text:span> <text:line-break/>त्रिसूत्रीवेष्टितग्रीवौ पूजितौ कुसुमादिभिः । <text:line-break/>कुशानामुपरिष्टात्तौ स्थापयित्वा स्वदक्षिणे ॥२८<text:span text:style-name="T4">॥</text:span> <text:line-break/>गव्यमाज्यं समादाय वीक्षणादिविशोधित<text:span text:style-name="T12">म्</text:span> । <text:s/><text:line-break/>स्वकां ब्रह्ममयीं मू<text:span text:style-name="T12">र्तिं</text:span> सञ्चिन्त्या<text:span text:style-name="T12">ऽऽ</text:span>दाय त<text:span text:style-name="T12">द्‌घृ</text:span>त<text:span text:style-name="T12">म्</text:span> ॥२९<text:span text:style-name="T4">॥</text:span> <text:line-break/>कुण्डस्यो<text:span text:style-name="T12">र्ध्वं</text:span> हृदा<text:span text:style-name="T12">ऽऽ</text:span>वर्त्य भ्रामयित्वा<text:span text:style-name="T13">ऽ</text:span>ग्निगोचरे । <text:line-break/>पुन<text:span text:style-name="T13">र्वि</text:span>ष्णुमयीं ध्यात्वा घृतमीशानगोचरे ॥३०<text:span text:style-name="T4">॥</text:span> <text:line-break/>धृत्वा<text:span text:style-name="T13">ऽऽ</text:span>दाय कुशाग्रेण स्वाहान्तं शिरसा<text:span text:style-name="T13">ऽ</text:span>णुना । <text:s/></text:p>
      <text:p text:style-name="P1"><text:soft-page-break/>जुहुयाद्विष्णवे <text:span text:style-name="T13">बि</text:span>न्दुं रुद्ररूपमनन्तर<text:span text:style-name="T13">म्</text:span> ॥३१<text:span text:style-name="T4">॥</text:span> <text:line-break/>भावयन्निजमात्मानं नाभौ धृत्वा प्लवेत्ततः । <text:line-break/>प्रादेशमात्रदर्भाभ्यामङ्गुष्ठानामिकाग्रकैः ॥३२<text:span text:style-name="T4">॥</text:span> <text:line-break/>धृताभ्यां सम्मुखं <text:note text:id="ftn598" text:note-class="footnote"><text:note-citation>8</text:note-citation><text:note-body><text:p text:style-name="P10">बाहुच्छत्रेणोत्प्लव</text:p></text:note-body></text:note>वह्नेरस्त्रेणा<text:span text:style-name="T13">ऽऽ</text:span>प्लवमाचरेत् । <text:s/><text:line-break/>हृदा<text:span text:style-name="T13">ऽऽ</text:span>त्मसम्मुखं तद्वत्कु<text:span text:style-name="T13">र्या</text:span>त्सम्प्लवन<text:span text:style-name="T13">ं त</text:span>तः ॥३३<text:span text:style-name="T4">॥</text:span> <text:line-break/>हृदालब्धदग्धदर्भं शस्त्रक्षेपात्पवित<text:span text:style-name="T13">्र</text:span>येत् । <text:line-break/>दीप्तेनापरदर्भेण <text:span text:style-name="T13">नीराज्यान्येन</text:span><text:span text:style-name="T13"><text:note text:id="ftn599" text:note-class="footnote"><text:note-citation>9</text:note-citation><text:note-body><text:list xml:id="list6287209919847592985" text:style-name="Numbering_20_5"><text:list-item><text:p text:style-name="P2">निवाह्यानेन</text:p></text:list-item></text:list></text:note-body></text:note></text:span> दीपयेत् ॥३४<text:span text:style-name="T4">॥</text:span> <text:line-break/>अस्त्रमन्त्रेण नि<text:span text:style-name="T13">र्द</text:span>ग्धं वह्नौ दर्भं पुनः क्षिपेत् । <text:line-break/>क्षिप्त्वा घृते कृतग्रन्थिकुशं प्रादेशसम्मित<text:span text:style-name="T13">म् </text:span>॥३५<text:span text:style-name="T4">॥</text:span> <text:line-break/>पक्षद्वयमिडादीनां त्रयं चा<text:span text:style-name="T14">ऽऽ</text:span>ज्ये विभावयेत् । <text:s/><text:line-break/>क्रमाद्भागत्रयादाज्यं स्रुवेणा<text:span text:style-name="T14">ऽऽ</text:span>दाय होमयेत् <text:span text:style-name="T15">।</text:span> <text:line-break/>स्वेत्यग्नौ हा घृते <text:s/>भागं शेषमाज्यं क्षिपेत्क्रमात् ॥३६<text:span text:style-name="T4">॥</text:span><text:line-break/><text:span text:style-name="T15">ॐ</text:span> हा<text:span text:style-name="T16">म</text:span>ग्नये स्वाहा । <text:span text:style-name="T15">ॐ</text:span> हां सोमाय स्वाहा <text:span text:style-name="T15">॥</text:span></text:p>
      <text:p text:style-name="P1"><text:s/><text:span text:style-name="T15">ॐ</text:span> हा<text:span text:style-name="T16">म</text:span>ग्नीषोमाभ्यां स्वाहा ॥३७<text:span text:style-name="T17">॥</text:span><text:line-break/>उद्घाटनाय नेत्राणा<text:span text:style-name="T15">मा</text:span>ग्नेर्नेत्रत्रये मुखे <text:span text:style-name="T17">।</text:span> <text:s/><text:line-break/>स्रुवेण घृतपूर्णेन चतुर्थीमाहुतिं यजेत् <text:span text:style-name="T17">॥३८॥</text:span><text:line-break/><text:span text:style-name="T15">ॐ</text:span> हा<text:span text:style-name="T16">म</text:span>ग्नये स्विष्टकृते स्वाहा ॥<text:span text:style-name="T17">३९॥</text:span><text:line-break/>अभिमन्त्र्य षडङ्गेन बोधयेद्धेनुमुद्रया <text:span text:style-name="T17">।</text:span><text:line-break/>अवगुण्ठ्य तनुत्रेण रक्षेदाज्यं शराणुना ॥<text:span text:style-name="T17">४०॥</text:span><text:line-break/>हृदा<text:span text:style-name="T18">ऽऽ</text:span>ज्य<text:span text:style-name="T18">बि</text:span>न्दुविक्षेपात्कु<text:span text:style-name="T18">र्या</text:span>दभ्युक्ष्य शोधन<text:span text:style-name="T18">म्</text:span> <text:span text:style-name="T17">।</text:span><text:line-break/>वक्त्राभिघारसन्धान<text:span text:style-name="T18">ं</text:span> वक्त्रैकीकरणं तथा <text:span text:style-name="T17">॥४१॥</text:span> <text:line-break/><text:span text:style-name="T19">ॐ</text:span> हां सद्योजाताय स्वाहा । <text:span text:style-name="T19">ॐ</text:span> हां वामदेवाय स्वाहा । <text:span text:style-name="T19">ॐ</text:span> हा<text:span text:style-name="T18">म</text:span>घोराय स्वाहा <text:span text:style-name="T17">॥</text:span> </text:p>
      <text:p text:style-name="P1"><text:soft-page-break/><text:s/>तत्पुरुषाय स्वाहा । <text:span text:style-name="T19">ॐ</text:span> हा<text:span text:style-name="T18">मी</text:span>शानाय स्वाहा <text:span text:style-name="T17">॥४२॥</text:span><text:line-break/>इत्येकैकघृताहुत्या कु<text:span text:style-name="T18">र्या</text:span>द्वक्त्राभिघारक<text:span text:style-name="T18">म्</text:span> ॥<text:span text:style-name="T17">४३॥</text:span> <text:line-break/><text:span text:style-name="T18">ॐ</text:span> हां सद्योजातवामदेवाभ्यां स्वाहा । <text:span text:style-name="T18">ॐ</text:span> हां वामदेवाघोराभ्यां स्वाहा । <text:span text:style-name="T18">ॐ</text:span> हा<text:span text:style-name="T18">म</text:span>घोरतत्पुरुषाभ्यां स्वाहा । </text:p>
      <text:p text:style-name="P1"><text:span text:style-name="T18">ॐ</text:span> हां तत्पुरुषेशानाभ्यां स्वाहा <text:span text:style-name="T17">॥४४॥</text:span><text:line-break/>इति वक्त्रानुसन्धानं मन्त्रैरेभिः क्रमाच्चरेत् ।<text:line-break/>अ<text:span text:style-name="T18">ग्नि</text:span>तो गतया वायुं निरृतादिशिवान्तया <text:span text:style-name="T20">॥</text:span><text:line-break/>वक्त्राणामेकतां कु<text:span text:style-name="T18">र्या</text:span>त्स्रुवेण घृत<text:span text:style-name="T18">धा</text:span>रया ॥४<text:span text:style-name="T20">५॥</text:span> <text:s/><text:line-break/><text:span text:style-name="T18">ॐ</text:span> हां सद्योजातवामदेवाघोरतत्पुरुषेशानेभ्यः स्वाहा ॥<text:span text:style-name="T20">४६॥</text:span><text:line-break/>इ<text:span text:style-name="T21">त्य</text:span>ष्टवक्त्रे वक्त्राणामन्तर्भावस्तदाकृतिः<text:span text:style-name="T20">।</text:span> <text:line-break/>ईशेन वह्निमभ्यर्च्य द<text:span text:style-name="T21">त्</text:span>त्वा<text:span text:style-name="T21">ऽ</text:span>स्त्रेणाहुतित्रय<text:span text:style-name="T21">म्</text:span> <text:span text:style-name="T20">॥४७॥</text:span><text:line-break/>कु<text:span text:style-name="T21">र्या</text:span>त्स<text:span text:style-name="T21">र्वा</text:span>त्मना नाम शिवाग्निस्त्वं हुताशन <text:span text:style-name="T20">।</text:span><text:line-break/>हृदा<text:span text:style-name="T21">ऽर्चि</text:span>तौ विसृष्टाग्नौ पितरौ विधिपूरणी<text:span text:style-name="T21">म्</text:span> <text:span text:style-name="T20">॥४८॥</text:span> <text:line-break/>मूलेन वौषडन्तेन दद्यात्पूर्णां यथाविधि <text:span text:style-name="T20">।</text:span> <text:line-break/>ततो हृद<text:span text:style-name="T21">ाऽ</text:span>म्बुजे साङ्गं स<text:span text:style-name="T21">ास</text:span>नं भासुरं पर<text:span text:style-name="T21">म्</text:span> <text:span text:style-name="T20">॥४९॥</text:span><text:line-break/>यजेत्पू<text:span text:style-name="T21">र्व</text:span>वदावाह्य प्रार्थ्या<text:span text:style-name="T21">ऽऽ</text:span>ज्ञा<text:span text:style-name="T21">ं तर्प</text:span>येच्छिव<text:span text:style-name="T21">म्</text:span> <text:span text:style-name="T20">।</text:span><text:line-break/>यागाग्निशिवयोः कृत्वा नाडीसन्धानमात्मना <text:span text:style-name="T20">॥५०॥</text:span> <text:line-break/>शक्त्या मूलाणुना होमं कु<text:span text:style-name="T22">र्या</text:span>दङ्गै<text:span text:style-name="T22">र्द</text:span>शांशतः<text:span text:style-name="T20">।</text:span><text:line-break/>घृतस्य <text:note text:id="ftn600" text:note-class="footnote"><text:note-citation>10</text:note-citation><text:note-body><text:p text:style-name="P11">वार्षिको</text:p></text:note-body></text:note>कार्षिको होमः क्षीरस्य मधुनस्तथा <text:span text:style-name="T20">॥५१॥</text:span><text:line-break/>शुक्तिमात्रा<text:span text:style-name="T23">ऽऽ</text:span>हुति<text:span text:style-name="T23">र्द</text:span>ध्नः <text:note text:id="ftn601" text:note-class="footnote"><text:note-citation>11</text:note-citation><text:note-body><text:p text:style-name="P11">प्रसूतिः</text:p></text:note-body></text:note>प्रसृतिः पाय<text:span text:style-name="T23">स</text:span>स्य तु <text:span text:style-name="T20">।</text:span><text:line-break/>यथावत्स<text:span text:style-name="T23">र्व</text:span>भक्षाणां लाजानां मुष्टिसम्मित<text:span text:style-name="T23">म्</text:span> <text:span text:style-name="T20">॥५२॥</text:span><text:line-break/>खण्डत्रयन्तु मूलानां कलानां स्वप्रमाणतः <text:span text:style-name="T20">।</text:span> </text:p>
      <text:p text:style-name="P1"><text:soft-page-break/>ग्रासा<text:span text:style-name="T23">र्ध</text:span>मात्रमन्नानां सूक्ष्माणि पञ्च होमयेत् <text:span text:style-name="T20">॥५३॥</text:span><text:line-break/>इक्षोराप<text:span text:style-name="T23">र्वि</text:span>कं मानं लतानामङ्गुलद्वय<text:span text:style-name="T23">म्</text:span><text:span text:style-name="T23"><text:note text:id="ftn602" text:note-class="footnote"><text:note-citation>12</text:note-citation><text:note-body><text:p text:style-name="P11">त्रयम्</text:p></text:note-body></text:note></text:span> <text:span text:style-name="T20">।</text:span> <text:line-break/>पुष्पं पत्रं स्वमानेन समिधां तु दशाङ्गुल<text:span text:style-name="T23">म्</text:span> <text:span text:style-name="T20">॥५४॥</text:span><text:line-break/>चन्द्रचन्दनकाश्मीरकस्तूरीयक्षक<text:span text:style-name="T23">र्द</text:span>मान् <text:span text:style-name="T20">।</text:span> <text:line-break/>कलायसम्मितानेनान् गुग्गुलं <text:span text:style-name="T24">ब</text:span>दरास्थिवत् <text:span text:style-name="T20">॥५५॥</text:span> <text:line-break/>कन्दानामष्टमं भागं जुहुयाद्विधिवत्पर<text:span text:style-name="T24">म्</text:span> <text:span text:style-name="T20">।</text:span><text:line-break/>होमं निर्व<text:span text:style-name="T24">र्त</text:span>येदेवं ब्रह्म<text:span text:style-name="T24">बी</text:span>जपदैस्ततः <text:span text:style-name="T20">॥५६॥</text:span> <text:line-break/>घृतेन स्रुचि पूर्णायां निधायाधोमुखं स्रुव<text:span text:style-name="T24">म्</text:span> <text:span text:style-name="T20">।</text:span> <text:line-break/>स्रुगग्रे पुष्पमारोप्य पश्चाद्वामेन पाणिना <text:span text:style-name="T20">॥५७॥</text:span><text:line-break/>पुनः सव्येन तौ धृत्वा शङ्खसन्निभमुद्रया <text:span text:style-name="T20">।</text:span> <text:line-break/>समुद्गतो<text:span text:style-name="T24">र्ध्व</text:span>कायश्च समपादः स<text:span text:style-name="T25">मु</text:span>त्थितः <text:span text:style-name="T20">॥५८॥</text:span> <text:line-break/>नाभौ तन्मूलमाधाय स्रुगग्रव्यग्रलोचनः <text:span text:style-name="T20">।</text:span> <text:line-break/>ब्रह्मादिकारणत्यागाद्विनिःसृत्य <text:note text:id="ftn603" text:note-class="footnote"><text:note-citation>13</text:note-citation><text:note-body><text:p text:style-name="P12">मुमुक्षया</text:p></text:note-body></text:note>सुषु<text:span text:style-name="T25">म्न</text:span>या <text:span text:style-name="T20">॥५९॥</text:span> <text:line-break/>वामस्तनान्तमानीय तयोर्मूलमतन्द्रितः <text:span text:style-name="T20">।</text:span><text:line-break/>मूलमन्त्रमविस्पष्टं वौषडन्तं समुच्चरेत् <text:span text:style-name="T20">॥६०॥</text:span><text:line-break/>तदग्नौ जुहुयादाज्यं यवसम्मितधारया <text:span text:style-name="T20">।</text:span> <text:line-break/>आचामं चन्दनं द<text:span text:style-name="T25">त्</text:span>त्वा ताम्बूलप्रभृतीनपि <text:span text:style-name="T20">॥६१॥</text:span><text:line-break/>भक्त्या तद्भूतिमावन्द्य विदध्यात्प्रणतिं परा<text:span text:style-name="T25">म्</text:span> <text:span text:style-name="T20">।</text:span><text:line-break/>ततो वह्निं समभ्यर्च्य पडन्तास्त्रेण संवरान् <text:span text:style-name="T20">॥६२॥</text:span><text:line-break/>संहारमुद्रया<text:span text:style-name="T26">ऽऽ</text:span>हृत्य क्षमस्वेत्यभिधाय च <text:span text:style-name="T20">।</text:span><text:line-break/>भासुरान् परिधीस्तांश्च पूरकेण हृदाऽणुना <text:span text:style-name="T20">॥६३॥</text:span></text:p>
      <text:p text:style-name="P3"><text:soft-page-break/>श्रद्धया परया<text:span text:style-name="T26">ऽऽ</text:span>त्मीये स्थापये<text:span text:style-name="T26">च्च </text:span>हृदम्बुजे <text:span text:style-name="T20">।</text:span> <text:line-break/>सर्वपाकाग्रमादाय कृत्वा मण्डलकद्वय<text:span text:style-name="T26">म्</text:span> <text:span text:style-name="T20">॥६४॥</text:span> <text:line-break/>अन्त<text:span text:style-name="T26">र्ब</text:span>हिर्बलिं दद्यादाग्नेय्यां कुण्डसन्निधौ <text:span text:style-name="T20">।</text:span> <text:line-break/><text:span text:style-name="T26">ॐ</text:span> हां रुद्रेभ्यः स्वाहा पूर्वे मातृभ्यो दक्षिणे तथा <text:span text:style-name="T20">॥६४॥</text:span> <text:line-break/>वारुणे हां गणेभ्यश्च स्वाहा तेभ्यस्त्वयं बलिः <text:span text:style-name="T20">।</text:span> <text:line-break/>उत्तरे हाञ्च यक्षेभ्य ईशाने हां <text:span text:style-name="T26">ग्रहैः सह</text:span><text:span text:style-name="T26"><text:note text:id="ftn604" text:note-class="footnote"><text:note-citation>14</text:note-citation><text:note-body><text:list xml:id="list113759559248604" text:continue-numbering="true" text:style-name="Numbering_20_5"><text:list-item><text:p text:style-name="P13">हां गुहेभ्यश्च, <text:s/><text:span text:style-name="T27">ग्रहेभ्य उ</text:span></text:p></text:list-item></text:list></text:note-body></text:note></text:span> <text:span text:style-name="T20">॥६५॥</text:span> <text:line-break/>अग्नौ <text:note text:id="ftn605" text:note-class="footnote"><text:note-citation>15</text:note-citation><text:note-body><text:p text:style-name="P14">ग्नो होमसुृरे</text:p></text:note-body></text:note>हामसुरेभ्यश्च रक्षोभ्यो नैरृते बलिः <text:span text:style-name="T20">।</text:span> <text:line-break/>वायव्ये हाञ्च नागेभ्यो नक्षत्रेभ्यश्च मध्यतः <text:span text:style-name="T20">॥६७॥</text:span> <text:line-break/>हां राशिभ्यः स्वाहा वह्नौ विश्वेभ्यो नैरृते तथा <text:span text:style-name="T20">।</text:span> <text:line-break/><text:note text:id="ftn0" text:note-class="footnote"><text:note-citation>16</text:note-citation><text:note-body><text:p text:style-name="P15">वायव्यां</text:p></text:note-body></text:note><text:span text:style-name="T28">वारुण्यां क्षेत्रपालाय अन्तर्बलिरुदाहृतः </text:span><text:span text:style-name="T29">॥६८॥</text:span><text:span text:style-name="T31"><text:line-break/></text:span><text:span text:style-name="T28">द्वितीये मण्डले </text:span><text:span text:style-name="T30">बा</text:span><text:span text:style-name="T28">ह्य इ</text:span><text:span text:style-name="T30">न्द्रा</text:span><text:span text:style-name="T28">याग्नियमाय च </text:span><text:span text:style-name="T29">।</text:span><text:span text:style-name="T28"> </text:span><text:span text:style-name="T31"><text:line-break/></text:span><text:span text:style-name="T28">नैरृताय जलेशाय वायवे धनरक्षिणे </text:span><text:span text:style-name="T29">॥६९॥</text:span><text:span text:style-name="T31"><text:line-break/></text:span><text:span text:style-name="T28">ईशानाय च पूर्वाद</text:span><text:span text:style-name="T30">ावी</text:span><text:span text:style-name="T28">शाने</text:span><text:span text:style-name="T28"><text:note text:id="ftn606" text:note-class="footnote"><text:note-citation>17</text:note-citation><text:note-body><text:p text:style-name="P15">पूर्वादावीसानब्रह्मणे </text:p></text:note-body></text:note></text:span><text:span text:style-name="T28"> ब्रह्मणे नमः </text:span><text:span text:style-name="T29">।</text:span><text:span text:style-name="T28"> </text:span><text:line-break/>नैरृते विष्णवे स्वाहा वायसादे<text:span text:style-name="T32">र्ब</text:span>हिर्बलिः <text:span text:style-name="T20">॥७०॥</text:span> <text:line-break/>बलिद्वयगतान्मन्त्रान् संहारमुद्रयाऽऽत्मनि ॥<text:span text:style-name="T20">७१॥</text:span> </text:p>
      <text:p text:style-name="P1">इत्यादिमहापुराणे आग्नेये <text:span text:style-name="T1">शिवपूजाङ्गहोमविधिः</text:span> नाम पञ्चसप्तत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1:37:19.222644838</meta:creation-date>
    <dc:date>2017-06-14T11:37:54.523295492</dc:date>
    <meta:editing-duration>PT3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7" meta:paragraph-count="27" meta:word-count="723" meta:character-count="3694" meta:non-whitespace-character-count="2881"/>
  </office:meta>
</office:document-meta>
</file>